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'Inter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5pt solid #000000"/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text-align="start" style:justify-single-word="false"/>
      <style:text-properties style:font-name="Liberation Sans" officeooo:rsid="00041d6e" officeooo:paragraph-rsid="00041d6e"/>
    </style:style>
    <style:style style:name="P3" style:family="paragraph" style:parent-style-name="Standard">
      <style:paragraph-properties fo:text-align="start" style:justify-single-word="false"/>
      <style:text-properties style:font-name="Liberation Sans" officeooo:rsid="00041d6e" officeooo:paragraph-rsid="000b8119"/>
    </style:style>
    <style:style style:name="P4" style:family="paragraph" style:parent-style-name="Standard">
      <style:paragraph-properties fo:text-align="center" style:justify-single-word="false"/>
      <style:text-properties style:font-name="Liberation Sans" style:text-underline-style="solid" style:text-underline-width="auto" style:text-underline-color="font-color"/>
    </style:style>
    <style:style style:name="P5" style:family="paragraph" style:parent-style-name="Standard">
      <style:text-properties style:font-name="Liberation Sans" fo:font-style="italic" style:font-style-asian="italic" style:font-style-complex="italic"/>
    </style:style>
    <style:style style:name="P6" style:family="paragraph" style:parent-style-name="Table_20_Contents">
      <style:text-properties style:font-name="Liberation Sans"/>
    </style:style>
    <style:style style:name="P7" style:family="paragraph" style:parent-style-name="Table_20_Contents">
      <style:text-properties style:font-name="Liberation Sans" officeooo:paragraph-rsid="00041d6e"/>
    </style:style>
    <style:style style:name="P8" style:family="paragraph" style:parent-style-name="Table_20_Contents">
      <style:text-properties style:font-name="Liberation Sans" officeooo:paragraph-rsid="0005b5e7"/>
    </style:style>
    <style:style style:name="P9" style:family="paragraph" style:parent-style-name="Table_20_Contents">
      <style:text-properties style:font-name="Liberation Sans" officeooo:paragraph-rsid="00084367"/>
    </style:style>
    <style:style style:name="P10" style:family="paragraph" style:parent-style-name="Standard">
      <style:text-properties style:font-name="Liberation Sans" fo:font-style="italic" style:font-style-asian="italic" style:font-style-complex="italic"/>
    </style:style>
    <style:style style:name="P11" style:family="paragraph" style:parent-style-name="Standard">
      <style:text-properties officeooo:paragraph-rsid="000c2e23"/>
    </style:style>
    <style:style style:name="T1" style:family="text">
      <style:text-properties officeooo:rsid="00053324"/>
    </style:style>
    <style:style style:name="T2" style:family="text">
      <style:text-properties officeooo:rsid="000aeb55"/>
    </style:style>
    <style:style style:name="T3" style:family="text">
      <style:text-properties officeooo:rsid="000c2e23"/>
    </style:style>
    <style:style style:name="T4" style:family="text">
      <style:text-properties fo:font-variant="normal" fo:text-transform="none" style:font-name="Inter" fo:font-size="9.60000038146973pt" fo:letter-spacing="normal" fo:font-style="normal" fo:font-weight="normal"/>
    </style:style>
    <style:style style:name="T5" style:family="text">
      <style:text-properties style:font-name="Liberation Sans"/>
    </style:style>
    <style:style style:name="T6" style:family="text">
      <style:text-properties style:font-name="Liberation Sans" officeooo:rsid="00041d6e"/>
    </style:style>
    <style:style style:name="T7" style:family="text">
      <style:text-properties style:font-name="Liberation Sans" officeooo:rsid="000c2e23"/>
    </style:style>
    <style:style style:name="T8" style:family="text">
      <style:text-properties officeooo:rsid="000da7aa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 :</text:p>
      <text:p text:style-name="P3">Prénom :</text:p>
      <text:p text:style-name="P3">Date :</text:p>
      <text:p text:style-name="P4">Travail réflexif : « <text:span text:style-name="T3">Assumer ses fautes</text:span><text:span text:style-name="T1"> »</text:span></text:p>
      <text:p text:style-name="P1"/>
      <text:p text:style-name="P11"><text:span text:style-name="T5">1.</text:span><text:span text:style-name="T4"> </text:span><text:span text:style-name="T6">P</text:span><text:span text:style-name="T5">ourquoi est-ce que j'ai </text:span><text:span text:style-name="T7">du mal à admettre mes erreurs ?</text:span><text:span text:style-name="T5"> (environ 5 lignes)</text:span></text:p>
      <text:p text:style-name="P5">Réfléchis aux raisons pour lesquel<text:span text:style-name="T3">les il est difficile pour toi d’admettre tes erreurs. Est-ce par peur du jugement des autres, de tes parents, de tes professeurs, par orgueil, ou bien parce que tu as peur de te faire punir ? Essaie d’identifier ce qui te pousse à éviter de reconnaître tes fautes.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">………………………………………………………………………………………………………..</text:p>
            <text:p text:style-name="P7">………………………………………………………………………………………………………..</text:p>
            <text:p text:style-name="P7">………………………………………………………………………………………………………..</text:p>
            <text:p text:style-name="P7">………………………………………………………………………………………………………..</text:p>
            <text:p text:style-name="P7">………………………………………………………………………………………………………..</text:p>
            <text:p text:style-name="P7">………………………………………………………………………………………………………..</text:p>
          </table:table-cell>
        </table:table-row>
      </table:table>
      <text:p text:style-name="P1"/>
      <text:p text:style-name="P1">2. <text:span text:style-name="T3">Comment le fait de ne pas assumer mes erreurs affecte-t-il mon comportement</text:span> ? (environ 5 lignes)</text:p>
      <text:p text:style-name="P5">Explique comment <text:span text:style-name="T8">le fait de ne pas admettre tes erreurs peut nuire à tes relations avec tes camarades et tes professeurs. Pense à la manière que cela peut créer des tensions. Comment cela affecte-t-il ta capacité à apprendre de tes erreurs et à t’améliorer ?</text:span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7">………………………………………………………………………………………………………..</text:p>
            <text:p text:style-name="P7">………………………………………………………………………………………………………..</text:p>
            <text:p text:style-name="P7">………………………………………………………………………………………………………..</text:p>
            <text:p text:style-name="P7">………………………………………………………………………………………………………..</text:p>
            <text:p text:style-name="P7">………………………………………………………………………………………………………..</text:p>
            <text:p text:style-name="P7">………………………………………………………………………………………………………..</text:p>
            <text:p text:style-name="P7">………………………………………………………………………………………………………..</text:p>
          </table:table-cell>
        </table:table-row>
      </table:table>
      <text:p text:style-name="P1"/>
      <text:p text:style-name="P1">3. Vais-je e<text:span text:style-name="T8">ssayer de mieux assumer mes erreurs à l’avenir </text:span><text:span text:style-name="T2">?</text:span> Pourquoi ? (environ 10 lignes)</text:p>
      <text:p text:style-name="P5">Réfléchis aux conséquences de continuer ce comportement. <text:span text:style-name="T8">Quels sont les risques pour tes relations avec les autres, ta réputation ? Comment est-ce que ça pourrait affecter ta confiance en toi et ta capacité à progresser ? Envisage des stratégies pour t’aider à assumer tes erreurs de manière plus constructive, pour t’aider à les comprendre déjà. Pourrais-tu t’entraîner à dire « Je suis désolé•e, j’ai fait une erreur. » ? Pense à des situations spécifiques où admettre tes erreurs pourrait t’aider à grandir et à t’améliorer.</text:span></text:p>
      <text:p text:style-name="P1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8">………………………………………………………………………………………………………..</text:p>
            <text:p text:style-name="P8">………………………………………………………………………………………………………..</text:p>
            <text:p text:style-name="P8">………………………………………………………………………………………………………..</text:p>
            <text:p text:style-name="P8">………………………………………………………………………………………………………..</text:p>
            <text:p text:style-name="P8">………………………………………………………………………………………………………..</text:p>
            <text:p text:style-name="P8">………………………………………………………………………………………………………..</text:p>
            <text:p text:style-name="P8">………………………………………………………………………………………………………..</text:p>
            <text:p text:style-name="P9">………………………………………………………………………………………………………..</text:p>
            <text:p text:style-name="P9">………………………………………………………………………………………………………..</text:p>
            <text:p text:style-name="P9">………………………………………………………………………………………………………..</text:p>
            <text:p text:style-name="P9">……………………………………………………………………………………………………….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Inter" svg:font-family="Inter, 'Inter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29T13:51:46.890000000</dc:date>
    <meta:editing-duration>PT20M42S</meta:editing-duration>
    <meta:editing-cycles>11</meta:editing-cycles>
    <meta:generator>LibreOffice/7.4.3.2$Windows_X86_64 LibreOffice_project/1048a8393ae2eeec98dff31b5c133c5f1d08b890</meta:generator>
    <meta:document-statistic meta:table-count="3" meta:image-count="0" meta:object-count="0" meta:page-count="1" meta:paragraph-count="34" meta:word-count="268" meta:character-count="2395" meta:non-whitespace-character-count="2161"/>
  </office:meta>
</office:document-meta>
</file>